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8"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9"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10" style:family="paragraph" style:parent-style-name="Standard" style:list-style-name="WWNum10">
      <style:paragraph-properties fo:margin-left="0.5in" fo:margin-right="0in" fo:margin-top="0in" fo:margin-bottom="0in" loext:contextual-spacing="false" fo:line-height="100%" fo:text-align="start" style:justify-single-word="false"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12" style:family="paragraph" style:parent-style-name="Standard" style:list-style-name="WWNum8">
      <style:paragraph-properties fo:margin-left="0.5in" fo:margin-right="0in" fo:margin-top="0in" fo:margin-bottom="0in" loext:contextual-spacing="false" fo:line-height="100%" fo:text-align="start" style:justify-single-word="false" fo:text-indent="-0.25in" style:auto-text-indent="false"/>
    </style:style>
    <style:style style:name="P13" style:family="paragraph" style:parent-style-name="Standard" style:list-style-name="WWNum9">
      <style:paragraph-properties fo:margin-left="0.5in" fo:margin-right="0in" fo:margin-top="0in" fo:margin-bottom="0in" loext:contextual-spacing="false" fo:line-height="100%" fo:text-align="start" style:justify-single-word="false" fo:text-indent="-0.25in" style:auto-text-indent="false"/>
    </style:style>
    <style:style style:name="P14" style:family="paragraph" style:parent-style-name="Standard" style:list-style-name="WWNum5">
      <style:paragraph-properties fo:margin-left="0.5in" fo:margin-right="0in" fo:margin-top="0in" fo:margin-bottom="0in" loext:contextual-spacing="false" fo:text-indent="-0.25in" style:auto-text-indent="false"/>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style:paragraph-properties fo:break-before="auto" fo:break-after="auto"/>
    </style:style>
    <style:style style:name="P20" style:family="paragraph" style:parent-style-name="Heading_20_1" style:list-style-name="WWNum3"/>
    <style:style style:name="P21" style:family="paragraph" style:parent-style-name="Heading_20_1" style:list-style-name="WWNum3">
      <style:paragraph-properties fo:margin-top="0.0398in" fo:margin-bottom="0in" loext:contextual-spacing="false"/>
    </style:style>
    <style:style style:name="P22" style:family="paragraph" style:parent-style-name="Heading_20_1" style:list-style-name="WWNum3">
      <style:paragraph-properties fo:margin-top="0in" fo:margin-bottom="0in" loext:contextual-spacing="false"/>
    </style:style>
    <style:style style:name="P23" style:family="paragraph" style:parent-style-name="Heading_20_1" style:list-style-name="WWNum3">
      <style:paragraph-properties fo:margin-top="0in" fo:margin-bottom="0.0429in" loext:contextual-spacing="false"/>
    </style:style>
    <style:style style:name="P2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weight="bold" style:font-weight-asian="bold"/>
    </style:style>
    <style:style style:name="T1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aczyuw2yex2w"/><text:span text:style-name="T1">Desarrollo de interfaces</text:span><text:span text:style-name="T2"><text:line-break/></text:span><text:span text:style-name="T3">UD 02. Guía didáctica</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1.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2. Fundamentos del diseño UI - UX</text:span></text:p>
      <text:list xml:id="list243221229" text:style-name="WWNum3">
        <text:list-item>
          <text:p text:style-name="P21"><text:bookmark text:name="_35ynxtfrmuvw"/>Conocimientos previos</text:p>
        </text:list-item>
      </text:list>
      <text:list xml:id="list1434513453" text:style-name="WWNum2">
        <text:list-item>
          <text:p text:style-name="P6">Conocimientos avanzados de programación.</text:p>
        </text:list-item>
      </text:list>
      <text:list xml:id="list71553217078369" text:continue-list="list243221229" text:style-name="WWNum3">
        <text:list-item>
          <text:p text:style-name="P22"><text:bookmark text:name="_1w7nzw2o20ar"/><text:s/>Objetivos</text:p>
        </text:list-item>
      </text:list>
      <text:list xml:id="list991154336" text:style-name="WWNum6">
        <text:list-item>
          <text:p text:style-name="P7">Comprender la relación entre diseño de interfaces de usuario (UI) y experiencia de usuario (UX), valorando su complementariedad en el desarrollo de productos digitales.</text:p>
        </text:list-item>
      </text:list>
      <text:list xml:id="list3344753910" text:style-name="WWNum4">
        <text:list-item>
          <text:p text:style-name="P8">Identificar y aplicar los principios fundamentales del diseño de interfaces gráficas para crear entornos usables y eficientes.</text:p>
        </text:list-item>
      </text:list>
      <text:list xml:id="list3790622074" text:style-name="WWNum7">
        <text:list-item>
          <text:p text:style-name="P9">Analizar cómo los aspectos emocionales influyen en la interacción con la interfaz y aplicarlos en un diseño más humano.</text:p>
        </text:list-item>
      </text:list>
      <text:list xml:id="list1302781939" text:style-name="WWNum10">
        <text:list-item>
          <text:p text:style-name="P10">Identificar modelos mentales de los usuarios para diseñar interfaces intuitivas que se adapten a sus expectativas.</text:p>
        </text:list-item>
      </text:list>
      <text:list xml:id="list2751893097" text:style-name="WWNum1">
        <text:list-item>
          <text:p text:style-name="P11">Organizar los elementos visuales de la interfaz para guiar la atención del usuario y facilitar la interacción.</text:p>
        </text:list-item>
      </text:list>
      <text:list xml:id="list1647045609" text:style-name="WWNum8">
        <text:list-item>
          <text:p text:style-name="P12">Planificar interfaces que se ajusten a las tareas y metas reales de los usuarios, optimizando su eficiencia y satisfacción.</text:p>
        </text:list-item>
      </text:list>
      <text:list xml:id="list164354645" text:style-name="WWNum9">
        <text:list-item>
          <text:p text:style-name="P13">Diferenciar las funciones de la UI y la UX, comprendiendo su interdependencia en el diseño de productos digitales.</text:p>
        </text:list-item>
      </text:list>
      <text:list xml:id="list71554154519132" text:continue-list="list71553217078369" text:style-name="WWNum3">
        <text:list-item>
          <text:p text:style-name="P22"><text:bookmark text:name="_u76wnfr4jev9"/>Contenidos</text:p>
        </text:list-item>
      </text:list>
      <text:list xml:id="list344438281" text:style-name="WWNum5">
        <text:list-item>
          <text:p text:style-name="P14">Diseño UI/UX - Dos caras de una misma moneda</text:p>
        </text:list-item>
        <text:list-item>
          <text:p text:style-name="P14">Principios de Diseño de Interfaces Gráficas</text:p>
        </text:list-item>
        <text:list-item>
          <text:p text:style-name="P14">Arquitectura Emocional: Diseño Centrado en el Usuario</text:p>
        </text:list-item>
        <text:list-item>
          <text:p text:style-name="P14">Modelos Mentales y Diseño Intuitivo: Hablar el Idioma del Usuario</text:p>
        </text:list-item>
        <text:list-item>
          <text:p text:style-name="P14">Jerarquía Visual e Interacción: El arte de guiar la mirada</text:p>
        </text:list-item>
        <text:list-item>
          <text:p text:style-name="P14">Diseño Centrado en Tareas y Objetivos del Usuario<text:span text:style-name="T9"><text:line-break/></text:span></text:p>
        </text:list-item>
      </text:list>
      <text:list xml:id="list71553344115385" text:continue-list="list71554154519132" text:style-name="WWNum3">
        <text:list-item>
          <text:p text:style-name="P23"><text:bookmark text:name="_a1okclatiswm"/>Actividades</text:p>
        </text:list-item>
      </text:list>
      <text:p text:style-name="Standard">Esta unidad no se estudia de forma aislada, sino integrada en un bloque junto con las seis primeras unidades del módulo. Al finalizar la sexta unidad, se propondrán actividades de carácter no evaluable que engloban los contenidos trabajados en todo el bloque. La realización de dichas actividades será fundamental para afianzar los conocimientos, ya que los aprendizajes adquiridos en estas unidades constituirán la base necesaria para resolver correctamente las actividades evaluables posteriores.</text:p>
      <text:list xml:id="list71553195814685" text:continue-numbering="true" text:style-name="WWNum3">
        <text:list-item>
          <text:p text:style-name="P20"><text:bookmark text:name="_7kljffjw728v"/>Recomendaciones</text:p>
        </text:list-item>
      </text:list>
      <text:p text:style-name="Standard">Si se acude a las TC (Tutorías Colectivas), las cuales no son obligatorias, es imprescindible haber estudiado el tema previamente en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2. Guía didáctica</text:span></text:p>
      </style:header>
      <style:footer>
        <text:p text:style-name="MP4"><text:span text:style-name="MT1">CFGS DAM/DAW<text:tab/><text:tab/>Unidad 02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8" meta:word-count="337" meta:character-count="2169" meta:non-whitespace-character-count="1874"/>
    <meta:generator>LibreOfficeDev/6.0.5.2$Linux_X86_64 LibreOffice_project/</meta:generator>
  </office:meta>
</office:document-meta>
</file>